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0218" officeooo:paragraph-rsid="001f02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gorithms and Data Structur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40:42.536749309</meta:creation-date>
    <meta:generator>LibreOffice/5.1.6.2$Linux_X86_64 LibreOffice_project/10m0$Build-2</meta:generator>
    <dc:date>2017-03-21T09:41:13.717095155</dc:date>
    <meta:editing-duration>PT31S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</office:meta>
</office:document-meta>
</file>